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09361c"/>
    </style:style>
    <style:style style:name="P2" style:family="paragraph" style:parent-style-name="Text_20_body" style:list-style-name="L1"/>
    <style:style style:name="P3" style:family="paragraph" style:parent-style-name="Text_20_body">
      <style:text-properties officeooo:rsid="0009361c" officeooo:paragraph-rsid="0009361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P3">"En los albores del tiempo, cuando el universo aún aprendía a nombrar sus leyes, los Primeros dejaron huellas indelebles sobre la piedra del ser.</text:p>
      <text:p text:style-name="P1">No escribieron con tinta ni hablaron con lenguas de carne; su mensaje quedó encerrado en los signos profundos de la vida, codificado en hilos sagrados que ningún viento podía borrar.</text:p>
      <text:p text:style-name="P1">Estas eran las memorias del origen: inalterables, silenciosas, persistentes como la luz que viaja sin destino.</text:p>
      <text:p text:style-name="P1">Cada forma viviente que emergía en el mundo llevaba dentro una parte de ese canto primero, una página de ese libro sin autor, que se replicaba sin error, generación tras generación.</text:p>
      <text:p text:style-name="P1">Y fue así como la memoria se hizo cuerpo, y el conocimiento se volvió herencia.</text:p>
      <text:p text:style-name="P1">Lo que no podía cambiarse fue preservado, para que el tiempo no lo devorara.</text:p>
      <text:p text:style-name="P3">Así lo quisieron los antiguos, y así lo ha querido la vida desde entonces."</text:p>
      <text:p text:style-name="P3"/>
      <text:p text:style-name="Horizontal_20_Line"/>
      <text:h text:style-name="Heading_20_3" text:outline-level="3">4 - Memorias modificables y no modificables</text:h>
      <text:p text:style-name="Text_20_body">Todos usamos memoria en nuestra vida diaria, aunque muchas veces no nos demos cuenta. Cada vez que sacamos una foto con el teléfono, escribimos un mensaje o guardamos un archivo en la computadora, estamos usando memoria. Estos dispositivos almacenan datos —como imágenes, textos o música— para que podamos acceder a ellos cuando los necesitemos.</text:p>
      <text:p text:style-name="Text_20_body">Pero no todas las memorias funcionan igual. Algunas se pueden modificar cuantas veces queramos, mientras que otras no pueden cambiarse una vez que han sido grabadas. En esta sección vamos a explorar esas dos formas básicas de memoria: <text:span text:style-name="Strong_20_Emphasis">la memoria modificable</text:span> y <text:span text:style-name="Strong_20_Emphasis">la memoria no modificable</text:span>.</text:p>
      <text:p text:style-name="Horizontal_20_Line"/>
      <text:h text:style-name="Heading_20_4" text:outline-level="4">Memorias de lectura y escritura (modificables)</text:h>
      <text:p text:style-name="Text_20_body">Este tipo de memoria permite tanto <text:span text:style-name="Strong_20_Emphasis">leer la información</text:span> como <text:span text:style-name="Strong_20_Emphasis">modificarla o borrarla</text:span>. Es la memoria que usamos cuando guardamos algo nuevo, corregimos un archivo, o eliminamos una foto que ya no queremos.</text:p>
      <text:p text:style-name="Text_20_body"><text:span text:style-name="Strong_20_Emphasis">Ejemplos cotidianos</text:span>:</text:p>
      <text:list xml:id="list3801444529" text:style-name="L1">
        <text:list-item>
          <text:p text:style-name="P2">El almacenamiento de tu teléfono móvil (cuando sacas fotos o instalas aplicaciones).</text:p>
        </text:list-item>
        <text:list-item>
          <text:p text:style-name="P2">Un pendrive o memoria USB.</text:p>
        </text:list-item>
        <text:list-item>
          <text:p text:style-name="P2"><text:soft-page-break/>El disco rígido de una computadora.</text:p>
        </text:list-item>
        <text:list-item>
          <text:p text:style-name="P2">Una tarjeta de memoria en una cámara de fotos.</text:p>
        </text:list-item>
      </text:list>
      <text:p text:style-name="Text_20_body">Todas estas memorias nos permiten cambiar la información que contienen. Puedes guardar un nuevo archivo, editar uno que ya existe, o borrar lo que ya no necesitas.</text:p>
      <text:p text:style-name="Horizontal_20_Line"/>
      <text:h text:style-name="Heading_20_4" text:outline-level="4">Memorias de solo lectura (no modificables)</text:h>
      <text:p text:style-name="Text_20_body">Como su nombre lo indica, estas memorias solo permiten <text:span text:style-name="Strong_20_Emphasis">leer la información</text:span>, pero <text:span text:style-name="Strong_20_Emphasis">no se pueden modificar</text:span>. Una vez que los datos han sido escritos, permanecen fijos. Esto las hace muy útiles cuando se necesita proteger o conservar información que no debe cambiar.</text:p>
      <text:p text:style-name="Text_20_body"/>
      <text:p text:style-name="Text_20_body">Un ejemplo muy claro y accesible es el de un <text:span text:style-name="Strong_20_Emphasis">disco de vinilo</text:span>. Cuando escuchamos música en uno de estos discos, podemos oír las canciones todas las veces que queramos, pero no podemos grabar encima ni modificar lo que ya está grabado. La información está allí, fija, y solo puede ser leída por una aguja que sigue el surco.</text:p>
      <text:p text:style-name="Text_20_body">Otro ejemplo más moderno es un <text:span text:style-name="Strong_20_Emphasis">CD de música comercial</text:span>, o un <text:span text:style-name="Strong_20_Emphasis">DVD de película original</text:span>. Vienen con la información ya grabada de fábrica, y lo único que podemos hacer con ellos es reproducir su contenido.</text:p>
      <text:p text:style-name="Text_20_body"/>
      <text:p text:style-name="Text_20_body">Aunque parezcan menos comunes, en realidad usamos este tipo de memoria con más frecuencia de lo que creemos. Cada vez que encendemos un electrodoméstico o un aparato electrónico y este sabe lo que tiene que hacer desde el principio, es muy probable que tenga parte de su información guardada en una memoria de solo lectura.</text:p>
      <text:p text:style-name="Horizontal_20_Line"/>
      <text:p text:style-name="Text_20_body">Estas dos formas de memoria cumplen funciones muy distintas en los sistemas. Las <text:span text:style-name="Strong_20_Emphasis">memorias modificables</text:span> nos permiten trabajar, experimentar y cambiar; mientras que las <text:span text:style-name="Strong_20_Emphasis">memorias de solo lectura</text:span> aseguran estabilidad, protección y conservación de lo esencial.</text:p>
      <text:p text:style-name="Text_20_body"/>
      <text:p text:style-name="Horizontal_20_Line"/>
      <text:p text:style-name="Text_20_body"/>
      <text:p text:style-name="P3">" <text:s text:c="10"/>Y cuando las edades se hicieron polvo,<text:line-break/>cuando las ciudades se perdieron bajo las raíces del bosque,<text:line-break/>aún permanecía aquello que había sido sellado en el principio.</text:p>
      <text:p text:style-name="P1">Porque la memoria verdadera no necesita guardianes,<text:line-break/>ni torres, ni libros abiertos al viento.</text:p>
      <text:p text:style-name="P1"><text:soft-page-break/>Ella duerme en la sangre y en la semilla,<text:line-break/>callada, intacta, aguardando el momento en que deba ser despertada.</text:p>
      <text:p text:style-name="P1">Y los que sepan escuchar, oír más allá del ruido de los días,<text:line-break/>podrán encontrar en sí mismos la voz de los que fueron.</text:p>
      <text:p text:style-name="P3">Pues el pasado no está muerto,<text:line-break/>sólo espera que alguien lo recuerde."</text:p>
      <text:p text:style-name="P3"/>
      <text:p text:style-name="Horizontal_20_Lin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8T19:05:26.339000000</meta:creation-date>
    <dc:date>2025-07-29T17:29:18.650000000</dc:date>
    <meta:editing-duration>PT14M23S</meta:editing-duration>
    <meta:editing-cycles>2</meta:editing-cycles>
    <meta:generator>LibreOffice/7.3.5.2$Windows_X86_64 LibreOffice_project/184fe81b8c8c30d8b5082578aee2fed2ea847c01</meta:generator>
    <meta:document-statistic meta:table-count="0" meta:image-count="0" meta:object-count="0" meta:page-count="3" meta:paragraph-count="29" meta:word-count="687" meta:character-count="4112" meta:non-whitespace-character-count="3448"/>
  </office:meta>
</office:document-meta>
</file>